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D0000002587AFE41B10D15213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light" svg:font-family="'Roboto light'"/>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fo:font-style="italic" style:font-name-asian="Roboto Light1" style:font-size-asian="10pt" style:font-style-asian="italic" style:font-name-complex="Roboto Light1" style:font-size-complex="10pt"/>
    </style:style>
    <style:style style:name="P4" style:family="paragraph" style:parent-style-name="Standard">
      <style:paragraph-properties fo:margin-top="0cm" fo:margin-bottom="0.106cm" loext:contextual-spacing="false" fo:line-height="100%" fo:orphans="0" fo:widows="0"/>
    </style:style>
    <style:style style:name="P5"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6" style:family="paragraph" style:parent-style-name="Standard">
      <style:paragraph-properties fo:margin-top="0cm" fo:margin-bottom="0.106cm" loext:contextual-spacing="false" fo:line-height="100%"/>
      <style:text-properties fo:color="#434343" style:font-name="Roboto" fo:font-size="10pt" fo:font-weight="bold" fo:background-color="#ffff00" style:font-name-asian="Roboto1" style:font-size-asian="10pt" style:font-weight-asian="bold" style:font-name-complex="Roboto1" style:font-size-complex="10pt"/>
    </style:style>
    <style:style style:name="P7"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8"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9" style:family="paragraph" style:parent-style-name="Standard">
      <style:paragraph-properties fo:margin-top="0cm" fo:margin-bottom="0.106cm" loext:contextual-spacing="false" fo:line-height="100%" fo:orphans="0" fo:widows="0"/>
      <style:text-properties fo:color="#434343" style:font-name="Roboto Light" fo:font-size="10pt" officeooo:rsid="0006538d" officeooo:paragraph-rsid="000817b9" style:font-name-asian="Roboto Light1" style:font-size-asian="10pt" style:font-name-complex="Roboto Light1" style:font-size-complex="10pt"/>
    </style:style>
    <style:style style:name="P10" style:family="paragraph" style:parent-style-name="Standard">
      <style:paragraph-properties fo:margin-top="0cm" fo:margin-bottom="0.106cm" loext:contextual-spacing="false" fo:line-height="100%" fo:orphans="0" fo:widows="0"/>
      <style:text-properties fo:color="#434343" style:font-name="Roboto Light" fo:font-size="10pt" fo:font-style="italic" officeooo:rsid="000c5dbc" officeooo:paragraph-rsid="000a7172" style:font-name-asian="Roboto Light1" style:font-size-asian="10pt" style:font-style-asian="italic" style:font-name-complex="Roboto Light1" style:font-size-complex="10pt"/>
    </style:style>
    <style:style style:name="P11" style:family="paragraph" style:parent-style-name="Standard">
      <style:paragraph-properties fo:margin-top="0cm" fo:margin-bottom="0.106cm" loext:contextual-spacing="false" fo:line-height="100%" fo:orphans="0" fo:widows="0"/>
      <style:text-properties fo:color="#434343" style:font-name="Roboto Light" fo:font-size="10pt" fo:font-style="normal" officeooo:rsid="000bc909" officeooo:paragraph-rsid="000d319b" style:font-name-asian="Roboto Light1" style:font-size-asian="10pt" style:font-style-asian="normal" style:font-name-complex="Roboto Light1" style:font-size-complex="10pt" style:font-style-complex="normal"/>
    </style:style>
    <style:style style:name="P12" style:family="paragraph" style:parent-style-name="Standard">
      <style:paragraph-properties fo:margin-top="0cm" fo:margin-bottom="0.106cm" loext:contextual-spacing="false" fo:line-height="100%" fo:orphans="0" fo:widows="0"/>
      <style:text-properties fo:color="#434343" style:font-name="Arial1" fo:font-size="10pt" officeooo:rsid="0006538d" officeooo:paragraph-rsid="000817b9" style:font-name-asian="Roboto Light1" style:font-size-asian="10pt" style:font-name-complex="Roboto Light1" style:font-size-complex="10pt"/>
    </style:style>
    <style:style style:name="P13" style:family="paragraph" style:parent-style-name="Standard">
      <style:paragraph-properties fo:margin-top="0cm" fo:margin-bottom="0.106cm" loext:contextual-spacing="false" fo:line-height="100%" fo:orphans="0" fo:widows="0"/>
      <style:text-properties fo:color="#434343" style:font-name="Arial1" fo:font-size="10pt" officeooo:rsid="0006538d" officeooo:paragraph-rsid="0006538d" style:font-name-asian="Roboto Light1" style:font-size-asian="10pt" style:font-name-complex="Roboto Light1" style:font-size-complex="10pt"/>
    </style:style>
    <style:style style:name="P14" style:family="paragraph" style:parent-style-name="Standard">
      <style:paragraph-properties fo:margin-top="0cm" fo:margin-bottom="0.106cm" loext:contextual-spacing="false" fo:line-height="100%" fo:orphans="0" fo:widows="0"/>
      <style:text-properties fo:color="#434343" style:font-name="Arial1" fo:font-size="10pt" officeooo:paragraph-rsid="000817b9" style:font-name-asian="Roboto Light1" style:font-size-asian="10pt" style:font-name-complex="Roboto Light1" style:font-size-complex="10pt"/>
    </style:style>
    <style:style style:name="P15" style:family="paragraph" style:parent-style-name="Standard">
      <style:paragraph-properties fo:margin-top="0cm" fo:margin-bottom="0.106cm" loext:contextual-spacing="false" fo:line-height="100%" fo:orphans="0" fo:widows="0"/>
      <style:text-properties fo:color="#434343" style:font-name="Arial1" fo:font-size="10pt" fo:font-style="normal" officeooo:rsid="000bc909" officeooo:paragraph-rsid="000c5dbc" style:font-name-asian="Roboto Light1" style:font-size-asian="10pt" style:font-style-asian="normal" style:font-name-complex="Roboto Light1" style:font-size-complex="10pt" style:font-style-complex="normal"/>
    </style:style>
    <style:style style:name="P16" style:family="paragraph" style:parent-style-name="Standard">
      <style:paragraph-properties fo:margin-top="0cm" fo:margin-bottom="0.106cm" loext:contextual-spacing="false" fo:line-height="100%" fo:orphans="0" fo:widows="0"/>
      <style:text-properties fo:color="#434343" style:font-name="Arial1" fo:font-size="10pt" fo:font-style="normal" officeooo:rsid="000c5dbc" officeooo:paragraph-rsid="000c5dbc" style:font-name-asian="Roboto Light1" style:font-size-asian="10pt" style:font-style-asian="normal" style:font-name-complex="Roboto Light1" style:font-size-complex="10pt" style:font-style-complex="normal"/>
    </style:style>
    <style:style style:name="P17" style:family="paragraph" style:parent-style-name="Standard">
      <style:paragraph-properties fo:margin-top="0cm" fo:margin-bottom="0.106cm" loext:contextual-spacing="false" fo:line-height="100%" fo:orphans="0" fo:widows="0"/>
      <style:text-properties fo:color="#434343" style:font-name="Arial1" fo:font-size="10pt" fo:font-style="normal" officeooo:rsid="000d319b" officeooo:paragraph-rsid="000d319b" style:font-name-asian="Roboto Light1" style:font-size-asian="10pt" style:font-style-asian="normal" style:font-name-complex="Roboto Light1" style:font-size-complex="10pt" style:font-style-complex="normal"/>
    </style:style>
    <style:style style:name="P18" style:family="paragraph" style:parent-style-name="Standard">
      <style:paragraph-properties fo:margin-top="0cm" fo:margin-bottom="0.106cm" loext:contextual-spacing="false" fo:line-height="100%" fo:orphans="0" fo:widows="0"/>
      <style:text-properties fo:color="#434343" style:font-name="Arial1" fo:font-size="10pt" fo:font-style="normal" officeooo:rsid="000f10f8" officeooo:paragraph-rsid="000f10f8" style:font-name-asian="Roboto Light1" style:font-size-asian="10pt" style:font-style-asian="normal" style:font-name-complex="Roboto Light1" style:font-size-complex="10pt" style:font-style-complex="normal"/>
    </style:style>
    <style:style style:name="P19" style:family="paragraph" style:parent-style-name="Standard">
      <style:paragraph-properties fo:margin-top="0cm" fo:margin-bottom="0.106cm" loext:contextual-spacing="false" fo:line-height="100%" fo:orphans="0" fo:widows="0"/>
      <style:text-properties fo:color="#434343" style:font-name="Arial1" fo:font-size="10pt" fo:font-style="normal" officeooo:rsid="000f10f8" officeooo:paragraph-rsid="0018e16f" style:font-name-asian="Roboto Light1" style:font-size-asian="10pt" style:font-style-asian="normal" style:font-name-complex="Roboto Light1" style:font-size-complex="10pt" style:font-style-complex="normal"/>
    </style:style>
    <style:style style:name="P20" style:family="paragraph" style:parent-style-name="Standard">
      <style:paragraph-properties fo:margin-top="0cm" fo:margin-bottom="0.106cm" loext:contextual-spacing="false" fo:line-height="100%" fo:orphans="0" fo:widows="0"/>
      <style:text-properties fo:color="#434343" style:font-name="Arial1" fo:font-size="10pt" fo:font-style="normal" officeooo:rsid="0010c06a" officeooo:paragraph-rsid="0010c06a" style:font-name-asian="Roboto Light1" style:font-size-asian="10pt" style:font-style-asian="normal" style:font-name-complex="Roboto Light1" style:font-size-complex="10pt" style:font-style-complex="normal"/>
    </style:style>
    <style:style style:name="P21" style:family="paragraph" style:parent-style-name="Standard">
      <style:paragraph-properties fo:margin-top="0cm" fo:margin-bottom="0.106cm" loext:contextual-spacing="false" fo:line-height="100%" fo:orphans="0" fo:widows="0"/>
      <style:text-properties fo:color="#434343" style:font-name="Arial1" fo:font-size="10pt" fo:font-style="normal" officeooo:rsid="00129c8d" officeooo:paragraph-rsid="00129d06" style:font-name-asian="Roboto Light1" style:font-size-asian="10pt" style:font-style-asian="normal" style:font-name-complex="Roboto Light1" style:font-size-complex="10pt" style:font-style-complex="normal"/>
    </style:style>
    <style:style style:name="P22" style:family="paragraph" style:parent-style-name="Standard">
      <style:paragraph-properties fo:margin-top="0cm" fo:margin-bottom="0.106cm" loext:contextual-spacing="false" fo:line-height="100%" fo:orphans="0" fo:widows="0"/>
      <style:text-properties fo:color="#434343" style:font-name="Arial1" fo:font-size="10pt" fo:font-style="normal" fo:font-weight="bold" officeooo:rsid="000d319b" officeooo:paragraph-rsid="000d319b" style:font-name-asian="Roboto Light1" style:font-size-asian="10pt" style:font-style-asian="normal" style:font-weight-asian="bold" style:font-name-complex="Roboto Light1" style:font-size-complex="10pt" style:font-style-complex="normal" style:font-weight-complex="bold"/>
    </style:style>
    <style:style style:name="P23" style:family="paragraph" style:parent-style-name="Standard">
      <style:paragraph-properties fo:margin-top="0cm" fo:margin-bottom="0.106cm" loext:contextual-spacing="false" fo:line-height="100%" fo:orphans="0" fo:widows="0"/>
      <style:text-properties fo:color="#434343" style:font-name="Arial1" fo:font-size="10pt" fo:font-style="normal" fo:font-weight="bold" officeooo:rsid="00107d12" officeooo:paragraph-rsid="00107d12" style:font-name-asian="Roboto Light1" style:font-size-asian="10pt" style:font-style-asian="normal" style:font-weight-asian="bold" style:font-name-complex="Roboto Light1" style:font-size-complex="10pt" style:font-style-complex="normal" style:font-weight-complex="bold"/>
    </style:style>
    <style:style style:name="P24" style:family="paragraph" style:parent-style-name="Standard">
      <style:paragraph-properties fo:margin-top="0cm" fo:margin-bottom="0.106cm" loext:contextual-spacing="false" fo:line-height="100%" fo:orphans="0" fo:widows="0"/>
      <style:text-properties fo:color="#434343" style:font-name="Arial1" fo:font-size="10pt" fo:font-style="normal" fo:font-weight="bold" officeooo:rsid="001193bf" officeooo:paragraph-rsid="001193bf" style:font-name-asian="Roboto Light1" style:font-size-asian="10pt" style:font-style-asian="normal" style:font-weight-asian="bold" style:font-name-complex="Roboto Light1" style:font-size-complex="10pt" style:font-style-complex="normal" style:font-weight-complex="bold"/>
    </style:style>
    <style:style style:name="P25" style:family="paragraph" style:parent-style-name="Standard">
      <style:paragraph-properties fo:margin-top="0cm" fo:margin-bottom="0.106cm" loext:contextual-spacing="false" fo:line-height="100%" fo:orphans="0" fo:widows="0"/>
      <style:text-properties fo:color="#434343" style:font-name="Arial1" fo:font-size="10pt" fo:font-weight="bold" officeooo:paragraph-rsid="00129d06" style:font-name-asian="Roboto Light1" style:font-size-asian="10pt" style:font-weight-asian="bold" style:font-name-complex="Roboto Light1" style:font-size-complex="10pt"/>
    </style:style>
    <style:style style:name="P26" style:family="paragraph" style:parent-style-name="Standard">
      <style:paragraph-properties fo:margin-top="0cm" fo:margin-bottom="0.106cm" loext:contextual-spacing="false" fo:line-height="100%" fo:orphans="0" fo:widows="0"/>
      <style:text-properties fo:color="#434343" style:font-name="Arial1" fo:font-size="10pt" fo:font-weight="bold" officeooo:rsid="0018e16f" officeooo:paragraph-rsid="0018e16f" style:font-name-asian="Roboto Light1" style:font-size-asian="10pt" style:font-weight-asian="bold" style:font-name-complex="Roboto Light1" style:font-size-complex="10pt" style:font-weight-complex="bold"/>
    </style:style>
    <style:style style:name="P27" style:family="paragraph" style:parent-style-name="Standard">
      <style:paragraph-properties fo:margin-top="0cm" fo:margin-bottom="0.106cm" loext:contextual-spacing="false" fo:line-height="100%" fo:orphans="0" fo:widows="0"/>
      <style:text-properties fo:color="#434343" style:font-name="Arial1" fo:font-size="10pt" fo:font-weight="bold" officeooo:rsid="001a293e" officeooo:paragraph-rsid="001a293e" style:font-name-asian="Roboto Light1" style:font-size-asian="10pt" style:font-weight-asian="bold" style:font-name-complex="Roboto Light1" style:font-size-complex="10pt" style:font-weight-complex="bold"/>
    </style:style>
    <style:style style:name="P28" style:family="paragraph" style:parent-style-name="Standard">
      <style:text-properties fo:color="#434343" style:font-name="Roboto Light" fo:font-size="10pt" style:font-name-asian="Roboto Light1" style:font-size-asian="10pt" style:font-name-complex="Roboto Light1" style:font-size-complex="10pt"/>
    </style:style>
    <style:style style:name="P29"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officeooo:paragraph-rsid="000a7172"/>
    </style:style>
    <style:style style:name="P30"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fo:color="#434343" style:font-name="Roboto Light" fo:font-size="10pt" fo:font-style="italic" officeooo:paragraph-rsid="000ba7c5" style:font-name-asian="Roboto Light1" style:font-size-asian="10pt" style:font-style-asian="italic" style:font-name-complex="Roboto Light1" style:font-size-complex="10pt"/>
    </style:style>
    <style:style style:name="P31"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fo:color="#434343" style:font-name="Roboto Light" fo:font-size="10pt" fo:font-style="normal" officeooo:rsid="000bc909" officeooo:paragraph-rsid="000bc909" style:font-name-asian="Roboto Light1" style:font-size-asian="10pt" style:font-style-asian="normal" style:font-name-complex="Roboto Light1" style:font-size-complex="10pt" style:font-style-complex="normal"/>
    </style:style>
    <style:style style:name="P32"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fo:color="#434343" style:font-name="Arial1" fo:font-size="10pt" fo:font-style="normal" officeooo:rsid="000ba7c5" officeooo:paragraph-rsid="000ba7c5" style:font-name-asian="Roboto Light1" style:font-size-asian="10pt" style:font-style-asian="normal" style:font-name-complex="Roboto Light1" style:font-size-complex="10pt" style:font-style-complex="normal"/>
    </style:style>
    <style:style style:name="P33"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fo:color="#434343" style:font-name="Arial1" fo:font-size="10pt" fo:font-style="normal" officeooo:rsid="000bc909" officeooo:paragraph-rsid="000bc909" style:font-name-asian="Roboto Light1" style:font-size-asian="10pt" style:font-style-asian="normal" style:font-name-complex="Roboto Light1" style:font-size-complex="10pt" style:font-style-complex="normal"/>
    </style:style>
    <style:style style:name="P34"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officeooo:rsid="000a7172" officeooo:paragraph-rsid="000a7172"/>
    </style:style>
    <style:style style:name="P35" style:family="paragraph" style:parent-style-name="Standard" style:list-style-name="WWNum2">
      <style:paragraph-properties fo:margin-left="1.27cm" fo:margin-right="0cm" fo:margin-top="0cm" fo:margin-bottom="0cm" loext:contextual-spacing="false" fo:line-height="100%" fo:orphans="0" fo:widows="0" fo:text-indent="-0.635cm" style:auto-text-indent="false"/>
      <style:text-properties fo:font-style="normal" officeooo:paragraph-rsid="000a7172" style:font-style-asian="normal" style:font-style-complex="normal"/>
    </style:style>
    <style:style style:name="P36" style:family="paragraph" style:parent-style-name="Standard" style:list-style-name="WWNum2">
      <style:paragraph-properties fo:margin-left="1.27cm" fo:margin-right="0cm" fo:margin-top="0cm" fo:margin-bottom="0.106cm" loext:contextual-spacing="false" fo:line-height="100%" fo:orphans="0" fo:widows="0" fo:text-indent="-0.635cm" style:auto-text-indent="false"/>
      <style:text-properties fo:color="#434343" style:font-name="Roboto Light" fo:font-size="10pt" fo:font-style="italic" officeooo:paragraph-rsid="000a7172" style:font-name-asian="Roboto Light1" style:font-size-asian="10pt" style:font-style-asian="italic" style:font-name-complex="Roboto Light1" style:font-size-complex="10pt"/>
    </style:style>
    <style:style style:name="P37" style:family="paragraph" style:parent-style-name="Standard" style:list-style-name="WWNum2">
      <style:paragraph-properties fo:margin-left="1.27cm" fo:margin-right="0cm" fo:margin-top="0cm" fo:margin-bottom="0.106cm" loext:contextual-spacing="false" fo:line-height="100%" fo:orphans="0" fo:widows="0" fo:text-indent="-0.635cm" style:auto-text-indent="false"/>
      <style:text-properties fo:color="#434343" style:font-name="Arial1" fo:font-size="10pt" fo:font-style="normal" officeooo:rsid="000bc909" officeooo:paragraph-rsid="000bc909" style:font-name-asian="Roboto Light1" style:font-size-asian="10pt" style:font-style-asian="normal" style:font-name-complex="Roboto Light1" style:font-size-complex="10pt" style:font-style-complex="normal"/>
    </style:style>
    <style:style style:name="P38" style:family="paragraph" style:parent-style-name="Standard" style:list-style-name="WWNum1">
      <style:paragraph-properties fo:margin-left="1.27cm" fo:margin-right="0cm" fo:text-indent="-0.635cm" style:auto-text-indent="false"/>
    </style:style>
    <style:style style:name="P39" style:family="paragraph" style:parent-style-name="Standard" style:list-style-name="WWNum1">
      <style:paragraph-properties fo:margin-left="1.27cm" fo:margin-right="0cm" fo:text-indent="-0.635cm" style:auto-text-indent="false"/>
      <style:text-properties fo:color="#434343" style:font-name="Roboto Light" fo:font-size="10pt" style:font-name-asian="Roboto Light1" style:font-size-asian="10pt" style:font-name-complex="Roboto Light1" style:font-size-complex="10pt"/>
    </style:style>
    <style:style style:name="P40" style:family="paragraph">
      <loext:graphic-properties draw:fill="solid" draw:fill-color="#a0a0a0"/>
      <style:paragraph-properties fo:text-align="center"/>
    </style:style>
    <style:style style:name="T1" style:family="text">
      <style:text-properties fo:color="#434343" style:font-name="Roboto Light" fo:font-size="10pt" fo:font-style="italic" style:font-name-asian="Roboto Light1" style:font-size-asian="10pt" style:font-style-asian="italic" style:font-name-complex="Roboto Light1" style:font-size-complex="10pt"/>
    </style:style>
    <style:style style:name="T2" style:family="text">
      <style:text-properties fo:color="#434343" style:font-name="Roboto Light" fo:font-size="10pt" style:font-name-asian="Roboto Light1" style:font-size-asian="10pt" style:font-name-complex="Roboto Light1" style:font-size-complex="10pt"/>
    </style:style>
    <style:style style:name="T3" style:family="text">
      <style:text-properties fo:color="#434343" style:font-name="Roboto Light" fo:font-size="10pt" fo:font-style="normal" officeooo:rsid="000ba7c5" style:font-name-asian="Roboto Light1" style:font-size-asian="10pt" style:font-style-asian="normal" style:font-name-complex="Roboto Light1" style:font-size-complex="10pt" style:font-style-complex="normal"/>
    </style:style>
    <style:style style:name="T4" style:family="text">
      <style:text-properties fo:color="#434343" style:font-name="Arial1" fo:font-size="10pt" fo:font-style="normal" officeooo:rsid="000ba7c5" style:font-name-asian="Roboto Light1" style:font-size-asian="10pt" style:font-style-asian="normal" style:font-name-complex="Roboto Light1" style:font-size-complex="10pt" style:font-style-complex="normal"/>
    </style:style>
    <style:style style:name="T5" style:family="text">
      <style:text-properties fo:color="#434343" style:font-name="Arial1" fo:font-size="10pt" fo:font-style="normal" officeooo:rsid="000a74fe" style:font-name-asian="Roboto Light1" style:font-size-asian="10pt" style:font-style-asian="normal" style:font-name-complex="Roboto Light1" style:font-size-complex="10pt" style:font-style-complex="normal"/>
    </style:style>
    <style:style style:name="T6" style:family="text">
      <style:text-properties fo:color="#434343" style:font-name="Arial1" fo:font-size="10pt" fo:font-style="normal" officeooo:rsid="000a7172" style:font-name-asian="Roboto Light1" style:font-size-asian="10pt" style:font-style-asian="normal" style:font-name-complex="Roboto Light1" style:font-size-complex="10pt" style:font-style-complex="normal"/>
    </style:style>
    <style:style style:name="T7" style:family="text">
      <style:text-properties fo:color="#434343" style:font-name="Arial1" fo:font-size="10pt" fo:font-style="normal" officeooo:rsid="0014a743" style:font-name-asian="Roboto Light1" style:font-size-asian="10pt" style:font-style-asian="normal" style:font-name-complex="Roboto Light1" style:font-size-complex="10pt" style:font-style-complex="normal"/>
    </style:style>
    <style:style style:name="T8" style:family="text">
      <style:text-properties fo:color="#434343" style:font-name="Arial1" fo:font-size="10pt" fo:font-style="normal" officeooo:rsid="0018e16f" style:font-name-asian="Roboto Light1" style:font-size-asian="10pt" style:font-style-asian="normal" style:font-name-complex="Roboto Light1" style:font-size-complex="10pt" style:font-style-complex="normal"/>
    </style:style>
    <style:style style:name="T9"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10" style:family="text">
      <style:text-properties officeooo:rsid="000817b9"/>
    </style:style>
    <style:style style:name="T11" style:family="text">
      <style:text-properties officeooo:rsid="00082e99"/>
    </style:style>
    <style:style style:name="T12" style:family="text">
      <style:text-properties officeooo:rsid="000c5dbc"/>
    </style:style>
    <style:style style:name="T13" style:family="text">
      <style:text-properties fo:font-style="normal" style:font-style-asian="normal" style:font-style-complex="normal"/>
    </style:style>
    <style:style style:name="T14" style:family="text">
      <style:text-properties fo:font-style="normal" officeooo:rsid="001193bf" style:font-style-asian="normal" style:font-style-complex="normal" style:font-weight-complex="bold"/>
    </style:style>
    <style:style style:name="T15" style:family="text">
      <style:text-properties fo:font-style="normal" officeooo:rsid="00129c8d" style:font-style-asian="normal" style:font-style-complex="normal" style:font-weight-complex="bold"/>
    </style:style>
    <style:style style:name="T16" style:family="text">
      <style:text-properties fo:font-style="normal" officeooo:rsid="00129d06" style:font-style-asian="normal"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193bf" style:font-style-asian="normal" style:font-weight-asian="normal" style:font-style-complex="normal" style:font-weight-complex="normal"/>
    </style:style>
    <style:style style:name="T19" style:family="text">
      <style:text-properties fo:font-style="normal" fo:font-weight="normal" officeooo:rsid="00129c8d" style:font-style-asian="normal" style:font-weight-asian="normal" style:font-style-complex="normal" style:font-weight-complex="normal"/>
    </style:style>
    <style:style style:name="T20" style:family="text">
      <style:text-properties fo:font-style="normal" fo:font-weight="normal" officeooo:rsid="00129d06" style:font-style-asian="normal" style:font-weight-asian="normal" style:font-style-complex="normal" style:font-weight-complex="normal"/>
    </style:style>
    <style:style style:name="T21" style:family="text">
      <style:text-properties fo:font-style="normal" fo:font-weight="normal" officeooo:rsid="0017b5cd" style:font-style-asian="normal" style:font-weight-asian="normal" style:font-style-complex="normal" style:font-weight-complex="normal"/>
    </style:style>
    <style:style style:name="T22" style:family="text">
      <style:text-properties fo:font-style="normal" fo:font-weight="normal" officeooo:rsid="0018e16f" style:font-style-asian="normal" style:font-weight-asian="normal" style:font-style-complex="normal" style:font-weight-complex="normal"/>
    </style:style>
    <style:style style:name="T23" style:family="text">
      <style:text-properties officeooo:rsid="000d319b"/>
    </style:style>
    <style:style style:name="T24" style:family="text">
      <style:text-properties officeooo:rsid="000f10f8"/>
    </style:style>
    <style:style style:name="T25" style:family="text">
      <style:text-properties officeooo:rsid="00107d12"/>
    </style:style>
    <style:style style:name="T26" style:family="text">
      <style:text-properties fo:font-weight="normal" style:font-weight-asian="normal" style:font-weight-complex="normal"/>
    </style:style>
    <style:style style:name="T27" style:family="text">
      <style:text-properties fo:font-weight="normal" officeooo:rsid="00129d06" style:font-weight-asian="normal" style:font-weight-complex="normal"/>
    </style:style>
    <style:style style:name="T28" style:family="text">
      <style:text-properties officeooo:rsid="00135461"/>
    </style:style>
    <style:style style:name="T29" style:family="text">
      <style:text-properties officeooo:rsid="0017b5cd"/>
    </style:style>
    <style:style style:name="T30" style:family="text">
      <style:text-properties style:font-name="Arial1"/>
    </style:style>
    <style:style style:name="T31" style:family="text">
      <style:text-properties style:font-name="Arial1" officeooo:rsid="000817b9"/>
    </style:style>
    <style:style style:name="T32" style:family="text">
      <style:text-properties style:font-name="Arial1" officeooo:rsid="00082e99"/>
    </style:style>
    <style:style style:name="T33" style:family="text">
      <style:text-properties officeooo:rsid="0018e16f"/>
    </style:style>
    <style:style style:name="T34" style:family="text">
      <style:text-properties fo:color="#000080" style:font-name="Arial1" fo:font-size="10pt" fo:language="zxx" fo:country="none" fo:font-style="normal" style:text-underline-style="solid" style:text-underline-width="auto" style:text-underline-color="font-color" officeooo:rsid="000ba7c5" style:font-name-asian="Roboto Light1" style:font-size-asian="10pt" style:language-asian="zxx" style:country-asian="none" style:font-style-asian="normal" style:font-name-complex="Roboto Light1" style:font-size-complex="10pt" style:language-complex="zxx" style:country-complex="none" style:font-style-complex="normal"/>
    </style:style>
    <style:style style:name="T35" style:family="text">
      <style:text-properties fo:font-weight="bold" style:font-weight-asian="bold" style:font-weight-complex="bold"/>
    </style:style>
    <style:style style:name="T36" style:family="text">
      <style:text-properties fo:font-weight="bold" officeooo:rsid="0018e16f" style:font-weight-asian="bold" style:font-weight-complex="bold"/>
    </style:style>
    <style:style style:name="T37" style:family="text">
      <style:text-properties fo:font-weight="bold" officeooo:rsid="000f10f8" style:font-weight-asian="bold" style:font-weight-complex="bold"/>
    </style:style>
    <style:style style:name="T38" style:family="text">
      <style:text-properties fo:font-weight="bold" officeooo:rsid="00107d12"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Please make a copy of this document and include this in your GitHub repository for your submission, using the tag #AndroidDevChallenge*</text:p>
      <text:p text:style-name="P1"/>
      <text:p text:style-name="P1">Tell us what your idea is. </text:p>
      <text:p text:style-name="Standard"><draw:rect text:anchor-type="as-char" style:rel-width="100%" draw:z-index="0" draw:style-name="gr1" draw:text-style-name="P40" svg:width="0.003cm" svg:height="0.054cm"><text:p/></draw:rect><text:span text:style-name="T1">Describe in 250 words what the feature or service will do and how you’ll use Machine Learning to push the bar:</text:span></text:p>
      <text:p text:style-name="P2"/>
      <text:p text:style-name="P9"><text:span text:style-name="T30">The techniques used in memory sports can boost the memory of people and assist them in day to day life. </text:span><text:a xlink:type="simple" xlink:href="https://play.google.com/store/apps/details?id=com.memory_athelte.memoryassistant" text:style-name="Internet_20_link" text:visited-style-name="Visited_20_Internet_20_Link"><text:span text:style-name="T30">Memory Assistant</text:span></text:a><text:span text:style-name="T30">’s goal is to enable the practitioners to work their techniques and memory on the go. What once seemed as an </text:span><text:span text:style-name="T31">unachievable </text:span><text:span text:style-name="T30">art is now in the reach of masses. </text:span><text:span text:style-name="T32">The users of Memory Assistant claim that unlike memory/brain training games, Memory Assistant is something that has a noticeable impact on their lives.</text:span></text:p>
      <text:p text:style-name="P12"/>
      <text:p text:style-name="P12"><text:span text:style-name="T11">A large number of people have trouble memorizing the names of people especially those who they have met for the first time. </text:span>To allow the practitioners to practice memorizing names and faces, <text:span text:style-name="T10">an on-device face generator should be used</text:span>. <text:span text:style-name="T10">A</text:span> collection of images can’t be used <text:span text:style-name="T10">d</text:span>ue to the limitation of storage <text:span text:style-name="T10">space and bandwidth</text:span>. Repeating the images <text:span text:style-name="T10">should also be avoided as it would prevent the user from memorizing new faces violating the whole purpose of the application</text:span>. </text:p>
      <text:p text:style-name="P13"/>
      <text:p text:style-name="P14"><text:span text:style-name="T10">Looking at the results of StyleGAN, the generator of a Generative Adversarial Networks seem to be the optimal way to generate the faces. Instead of storing the generated images, storage space can be saved by storing the samples from the random distribution and generating the images every time the user views them. For this app, a DCGAN with generator output 128x128 trained on Celebreeties 100k dataset can be used.</text:span></text:p>
      <text:p text:style-name="P2"/>
      <text:p text:style-name="P1">Tell us how you plan on bringing it to life. </text:p>
      <text:p text:style-name="Standard"><draw:rect text:anchor-type="as-char" style:rel-width="100%" draw:z-index="1" draw:style-name="gr1" draw:text-style-name="P40" svg:width="0.003cm" svg:height="0.054cm"><text:p/></draw:rect><text:span text:style-name="T1">Describe where your project is, how you could use Google’s help in the endeavor, and how you plan on using On-Device ML technology to bring the concept to life. The best submissions have a great idea combined with a concrete path of where you plan on going, which should include: <text:line-break/></text:span></text:p>
      <text:list xml:id="list1769357885" text:style-name="WWNum2">
        <text:list-item>
          <text:p text:style-name="P35"><text:span text:style-name="T2">(1) any potential sample code you’ve already written, </text:span></text:p>
          <text:list>
            <text:list-item>
              <text:list>
                <text:list-item>
                  <text:list>
                    <text:list-item>
                      <text:list>
                        <text:list-item>
                          <text:p text:style-name="P29"><text:span text:style-name="T6">For the architecture of the </text:span><text:span text:style-name="T7">T</text:span><text:span text:style-name="T6">ensor</text:span><text:span text:style-name="T7">F</text:span><text:span text:style-name="T6">low model and </text:span><text:span text:style-name="T8">the</text:span><text:span text:style-name="T6"> driver code, </text:span><text:a xlink:type="simple" xlink:href="https://github.com/gsurma/face_generator" text:style-name="Internet_20_link" text:visited-style-name="Visited_20_Internet_20_Link">https://github.com/gsurma/face_generator</text:a><text:span text:style-name="T6"> was referenced. As the weights were not provided and to improve my own skills, I am using my own GPU to train the model and made a few modifications to the code to suit my needs.</text:span></text:p>
                        </text:list-item>
                        <text:list-item>
                          <text:p text:style-name="P34"><text:a xlink:type="simple" xlink:href="https://github.com/maniksejwal/Memory-Assistant/tree/master/app/src/main/java/com/memory_athlete/memoryassistant/disciplines" text:style-name="Internet_20_link" text:visited-style-name="Visited_20_Internet_20_Link"><text:span text:style-name="T34">Generation of the random values in the app</text:span></text:a><text:span text:style-name="T5">.<text:line-break/></text:span><text:a xlink:type="simple" xlink:href="https://github.com/maniksejwal/Memory-Assistant/tree/faces-1/app/src/main/java/com/memory_athlete/memoryassistant/disciplines" text:style-name="Internet_20_link" text:visited-style-name="Visited_20_Internet_20_Link">A shelved implementation of random face generation algorithm using a collection of images</text:a><text:span text:style-name="T4">.</text:span><text:span text:style-name="T3"><text:line-break/></text:span></text:p>
                        </text:list-item>
                      </text:list>
                    </text:list-item>
                  </text:list>
                </text:list-item>
              </text:list>
            </text:list-item>
          </text:list>
        </text:list-item>
        <text:list-item>
          <text:p text:style-name="P30">(2) a list of the ways you could use Google’s help, </text:p>
          <text:list>
            <text:list-item>
              <text:p text:style-name="P32"><text:soft-page-break/>Guidance</text:p>
            </text:list-item>
            <text:list-item>
              <text:p text:style-name="P32">Help in recruiting developers</text:p>
            </text:list-item>
            <text:list-item>
              <text:p text:style-name="P33">Help in reaching out to the masses</text:p>
            </text:list-item>
            <text:list-item>
              <text:p text:style-name="P33">Recognition of the project in the developer community</text:p>
            </text:list-item>
            <text:list-item>
              <text:p text:style-name="P31"><text:span text:style-name="T30">Other ways in which Google would like to help</text:span><text:line-break/></text:p>
            </text:list-item>
          </text:list>
        </text:list-item>
        <text:list-item>
          <text:p text:style-name="P36">(3) as well as the timeline on how you plan on bringing it to life by May 1, 2020. </text:p>
          <text:list>
            <text:list-item>
              <text:p text:style-name="P37">December 15<text:tab/>-<text:tab/>Complete the training of the GAN</text:p>
            </text:list-item>
            <text:list-item>
              <text:p text:style-name="P37">January 15<text:tab/>-<text:tab/>Complete the implementation of names and faces in the app</text:p>
            </text:list-item>
            <text:list-item>
              <text:p text:style-name="P37">March 1<text:tab/>-<text:tab/>Complete testing and optimizations</text:p>
            </text:list-item>
            <text:list-item>
              <text:p text:style-name="P37">March 15<text:tab/>-<text:tab/><text:span text:style-name="T12">Partial p</text:span>roduction release and acceptance testing</text:p>
            </text:list-item>
            <text:list-item>
              <text:p text:style-name="P37">April 15<text:tab/><text:tab/>-<text:tab/>100% production roll out</text:p>
            </text:list-item>
          </text:list>
        </text:list-item>
      </text:list>
      <text:p text:style-name="P10"/>
      <text:p text:style-name="P3"/>
      <text:p text:style-name="P1">Tell us about you. </text:p>
      <text:p text:style-name="Standard"><draw:rect text:anchor-type="as-char" style:rel-width="100%" draw:z-index="2" draw:style-name="gr1" draw:text-style-name="P40" svg:width="0.003cm" svg:height="0.054cm"><text:p/></draw:rect><text:span text:style-name="T2"><text:s/>A great idea is just one part of the equation; we also want to learn a bit more about you. Share with us some of your other projects so we can get an idea of how we can assist you with your project. </text:span></text:p>
      <text:p text:style-name="P28"/>
      <text:p text:style-name="P11"><text:a xlink:type="simple" xlink:href="https://maniksejwal.com/" text:style-name="Internet_20_link" text:visited-style-name="Visited_20_Internet_20_Link"><text:span text:style-name="T30">https://maniksejwal.com/</text:span></text:a></text:p>
      <text:p text:style-name="P15">I am a senior student at <text:span text:style-name="T35">Bharati Vidyapeeth’s College of Engineering</text:span><text:span text:style-name="T26">,</text:span> <text:span text:style-name="T33">New Delhi, where I am studying </text:span><text:span text:style-name="T36">Computer Science and Engineering</text:span><text:span text:style-name="T33">. I sometimes joke to myself by refering to me as a jack of all trades but master of some with a goal to become a master of all. </text:span></text:p>
      <text:p text:style-name="P15"><text:s/></text:p>
      <text:p text:style-name="P16">Memory Assistant started as a 30 minute practice task for android app develovepment. After 3 years, it <text:span text:style-name="T29">is</text:span> the <text:span text:style-name="T35">premier application for memory sports</text:span> and always provides me an excuse to learn something new, <text:span text:style-name="T23">foreign languages, for example</text:span>. </text:p>
      <text:p text:style-name="P16"/>
      <text:p text:style-name="P17">More than software, I am drawn towards AI. </text:p>
      <text:p text:style-name="P17"/>
      <text:p text:style-name="P22">Power Grid</text:p>
      <text:p text:style-name="P17">I have done an internship in Data Science in the power sector through which I learned about electric feeder failure prediction. My work in the fi<text:span text:style-name="T24">e</text:span>ld is currently being <text:span text:style-name="T35">deployed</text:span> and tested at BSES Rajdhani Power Limited. <text:span text:style-name="T28">Unlike the conventional approach, which depends on static historical data which is not always available, mine works on the SCADA log.</text:span></text:p>
      <text:p text:style-name="P17"/>
      <text:p text:style-name="P17">I was a part of <text:span text:style-name="T24">the </text:span><text:span text:style-name="T37">winning team</text:span><text:span text:style-name="T24"> at the </text:span><text:span text:style-name="T37">Smart India Hackathon</text:span><text:span text:style-name="T24"> Grand Finale. We were a 6 member team representing our college and our goal was to predict the </text:span><text:span text:style-name="T37">generation of renewable energy</text:span><text:span text:style-name="T24"> so that thermal power plants can be turned off before surplus energy is going to be generated and powered on before the demand exceeds the generation.</text:span></text:p>
      <text:p text:style-name="P17"><text:soft-page-break/></text:p>
      <text:p text:style-name="P19">My team has also started talks with organizations like the <text:span text:style-name="T35">UNDP</text:span> regarding the automated identification of <text:span text:style-name="T35">optimal sites for solar power plants</text:span> based on land irradiation (measured through satellites), <text:span text:style-name="T25">land pricing, distance from power-consuming areas, etc. </text:span></text:p>
      <text:p text:style-name="P19"/>
      <text:p text:style-name="P19"><text:span text:style-name="T25">A </text:span><text:span text:style-name="T38">mobile app</text:span><text:span text:style-name="T25"> that calculates the </text:span><text:span text:style-name="T38">precise energy recieved by a building</text:span><text:span text:style-name="T25"> by taking the ecliptic and the nearby buildings/trees into consideration using a machine learning model to calculate the return on investment for domestic solar power generation has also been thought of.</text:span></text:p>
      <text:p text:style-name="P18"/>
      <text:p text:style-name="P23">Computer Vision</text:p>
      <text:p text:style-name="P23"><text:span text:style-name="T26">In my internship at Lava International Limited, I worked to create a deep learning model that would fill in the missing/wrongly scanned characters.</text:span></text:p>
      <text:p text:style-name="P23"><text:span text:style-name="T26"/></text:p>
      <text:p text:style-name="P20"><text:span text:style-name="T26">To collect the pieces of garbage, especially plastics, from ignored areas, I am working on a robot. The creating a dataset that locates pieces of garbage in a frame. It has been labeled using MATLAB’s Video Labeller. For this, I am currently improving my understanding of the camera hardware and software.</text:span></text:p>
      <text:p text:style-name="P20"><text:span text:style-name="T26"/></text:p>
      <text:p text:style-name="P21"><text:span text:style-name="T26">My research is focussed on </text:span><text:span text:style-name="T27">reinforcement learning and </text:span><text:span text:style-name="T26">network architecture </text:span><text:span text:style-name="T27">for vision tasks.</text:span></text:p>
      <text:p text:style-name="P17"/>
      <text:p text:style-name="P24">Telecommunication</text:p>
      <text:p text:style-name="P25"><text:span text:style-name="T14">After a natural disaster</text:span><text:span text:style-name="T18">, especially earthquakes and floods, mobile communication fails as the towers are no longer operational. </text:span><text:span text:style-name="T19">To enable </text:span><text:span text:style-name="T20">emergency </text:span><text:span text:style-name="T19">communication among the affected </text:span><text:span text:style-name="T20">civilians during the crucial first few hours</text:span><text:span text:style-name="T19">, a</text:span><text:span text:style-name="T20">n</text:span><text:span text:style-name="T19"> </text:span><text:span text:style-name="T15">ad hoc</text:span><text:span text:style-name="T19"> </text:span><text:span text:style-name="T20">mesh </text:span><text:span text:style-name="T19">network can be created using </text:span><text:span text:style-name="T15">D2D communication</text:span><text:span text:style-name="T19"> </text:span><text:span text:style-name="T20">to broadcast text messages to all the devices. </text:span><text:span text:style-name="T22">I intend to store all the data publicly on a distributed ledger and use Proof</text:span><text:span text:style-name="T20"> </text:span><text:span text:style-name="T22">of Space to prevent spam. </text:span><text:span text:style-name="T20">This requires work on all levels of the TCP/IP protocol suit</text:span><text:span text:style-name="T21">e</text:span><text:span text:style-name="T20"> and therefore </text:span><text:span text:style-name="T16">synergy</text:span><text:span text:style-name="T20">. My team has started communications with organizations like the </text:span><text:span text:style-name="T16">UN, NDRF, Lava Internal Limited</text:span><text:span text:style-name="T20">, etc.</text:span></text:p>
      <text:p text:style-name="P25"><text:span text:style-name="T20"/></text:p>
      <text:p text:style-name="P26"><text:span text:style-name="T13">Nasccent projects</text:span></text:p>
      <text:p text:style-name="P26"><text:span text:style-name="T17">Virtual tour of restricted areas of tourist spots within the complex to increase the footfall.</text:span></text:p>
      <text:p text:style-name="P26"><text:span text:style-name="T17">Traffic surveillance for tough to detect violations.</text:span></text:p>
      <text:p text:style-name="P27"><text:span text:style-name="T17">Criminality ranking using social graphs based on homophily.</text:span></text:p>
      <text:p text:style-name="P1"/>
      <text:p text:style-name="P1">Next steps. <text:s/></text:p>
      <text:p text:style-name="Standard"><draw:rect text:anchor-type="as-char" style:rel-width="100%" draw:z-index="3" draw:style-name="gr1" draw:text-style-name="P40" svg:width="0.003cm" svg:height="0.054cm"><text:p/></draw:rect><text:span text:style-name="T2"><text:s/></text:span></text:p>
      <text:list xml:id="list2139620867" text:style-name="WWNum1">
        <text:list-item>
          <text:p text:style-name="P39">Be sure to include this cover letter in your GitHub repository</text:p>
        </text:list-item>
        <text:list-item>
          <text:p text:style-name="P39">Your GitHub repository should be tagged #AndroidDevChallenge</text:p>
        </text:list-item>
        <text:list-item>
          <text:p text:style-name="P39">Don’t forget to include other items in your GitHub repository to help us evaluate your submission; you can include prior projects you've worked on, sample code you've already <text:soft-page-break/>built for this project, or anything else you think could be helpful in evaluating your concept and your ability to build it</text:p>
        </text:list-item>
        <text:list-item>
          <text:p text:style-name="P38"><text:a xlink:type="simple" xlink:href="https://docs.google.com/forms/d/e/1FAIpQLSe43koQL33IzgxXQl29Ex3AhFuqd4hQzxLiXREqwRkDGtx1vA/viewform?usp=sf_link" text:style-name="ListLabel_20_19" text:visited-style-name="ListLabel_20_19"><text:span text:style-name="T9">The final step is to fill out this form to officially submit your proposal. </text:span></text:a></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light" svg:font-family="'Roboto light'"/>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fo:font-size="10pt" style:text-underline-style="none" style:font-size-asian="8.75pt" style:font-size-complex="10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width="16.51cm" svg:height="4.939cm" draw:z-index="7"><draw:image xlink:href="Pictures/10000000000007D0000002587AFE41B10D152139.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date>2019-11-14T13:17:17.020000000</dc:date>
    <meta:editing-duration>PT19M10S</meta:editing-duration>
    <meta:editing-cycles>5</meta:editing-cycles>
    <meta:document-statistic meta:table-count="0" meta:image-count="1" meta:object-count="0" meta:page-count="4" meta:paragraph-count="52" meta:word-count="1179" meta:character-count="6921" meta:non-whitespace-character-count="5787"/>
  </office:meta>
</office:document-meta>
</file>